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6e2b0" officeooo:paragraph-rsid="0016e2b0" style:font-weight-asian="bold" style:font-weight-complex="bold"/>
    </style:style>
    <style:style style:name="P3" style:family="paragraph" style:parent-style-name="Standard" style:list-style-name="L1"/>
    <style:style style:name="T1" style:family="text">
      <style:text-properties officeooo:rsid="0016e2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ctividad Clase 15</text:p>
      <text:p text:style-name="P1"/>
      <text:p text:style-name="P1">Con toda la mesa de trabajo debatan sobre las siguientes</text:p>
      <text:p text:style-name="P1">preguntas y contesten en conjunto:</text:p>
      <text:p text:style-name="Standard"> ¿Por qué un lenguaje de programación sólo puede utilizarse en</text:p>
      <text:p text:style-name="Standard">algunos sistemas operativos y en otros no?.</text:p>
      <text:p text:style-name="Standard"> ¿Qué tipo de máquina virtual soporta VirtualBox?.</text:p>
      <text:p text:style-name="Standard"> ¿Qué función cumple el hypervisor en la virtualización?</text:p>
      <text:p text:style-name="Standard"> Si tengo más de una máquina virtual instalada, y una se rompe,</text:p>
      <text:p text:style-name="Standard">¿esto afecta a las demás? ¿por qué?</text:p>
      <text:p text:style-name="Standard"> Subir este archivo a la mochila del viajero desde la máquina</text:p>
      <text:p text:style-name="Standard">virtual.</text:p>
      <text:p text:style-name="Standard"/>
      <text:p text:style-name="P1">RESPUESTA</text:p>
      <text:p text:style-name="Standard"/>
      <text:list xml:id="list2354024800" text:style-name="L1">
        <text:list-item>
          <text:p text:style-name="P3">Porque un lenguaje de programación compila a lenguaje ensamblador el cual es ejecutado por el sistema operativo, este lenguaje ensamblador depende de 2 cosas, de la arquitectura del procesador y la interpretación que le de el sistema operativo. Si en la computadora cambia la arquitectura del procesador el lenguaje ensamblador es totalmente diferente y no va a correr.</text:p>
        </text:list-item>
      </text:list>
      <text:p text:style-name="Standard"/>
      <text:list xml:id="list113606503561098" text:continue-numbering="true" text:style-name="L1">
        <text:list-item>
          <text:p text:style-name="P3">VBox se puede instalar en máquinas host Linux (es decir, Ubuntu y Debian), Windows, Solaris, macOS y FreeBSD. Y puede elegir Linux, Windows, Solaris, FreeBSD o macOS como sistema operativo invitado de su máquina virtual. VMware Workstation y Player tienen versiones para Linux y Windows, y para macOS está Fusion.</text:p>
          <text:p text:style-name="P3"/>
        </text:list-item>
        <text:list-item>
          <text:p text:style-name="P3">VirtualBox es multiplataforma ya que soporta Windows, Linux, F FreeBSD y Linux. Gratuito.</text:p>
        </text:list-item>
      </text:list>
      <text:p text:style-name="Standard"/>
      <text:list xml:id="list113607864603776" text:continue-numbering="true" text:style-name="L1">
        <text:list-item>
          <text:p text:style-name="P3">Los hipervisores desempeñan un papel esencial para permitir <text:span text:style-name="T1">l</text:span>a virtualización de servidores, lo que a su vez es esencial para hacer posible la cloud computing. En términos generales, la virtualización se refiere al uso de software para simular o emular recursos físicos. En el caso de la <text:span text:style-name="T1">v</text:span>irtualización de servidores, un hipervisor es un proceso de software que crea y ejecuta máquinas virtuales (MV) utilizando los recursos del hardware físico. El hipervisor abstrae y aísla las máquinas virtuales y sus programas del <text:span text:style-name="T1">h</text:span>ardware del servidor subyacente, permitiendo un uso más eficiente de los recursos físicos, un mantenimiento y operaciones más sencillos y costos reducidos.</text:p>
          <text:p text:style-name="P3"/>
        </text:list-item>
        <text:list-item>
          <text:p text:style-name="P3">Las máquinas virtuales de procesos se ejecutan en un mismo servidor para ejecutar varias instancias de la misma aplicación de forma separada. De ese modo, si una de ellas falla, no afectará al funcionamiento del rest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3T11:24:56.568065787</meta:creation-date>
    <dc:date>2022-09-03T11:36:05.498187247</dc:date>
    <meta:editing-duration>PT40S</meta:editing-duration>
    <meta:editing-cycles>1</meta:editing-cycles>
    <meta:document-statistic meta:table-count="0" meta:image-count="0" meta:object-count="0" meta:page-count="1" meta:paragraph-count="19" meta:word-count="355" meta:character-count="2170" meta:non-whitespace-character-count="1839"/>
    <meta:generator>LibreOffice/7.3.5.2$Linux_X86_64 LibreOffice_project/30$Build-2</meta:generator>
  </office:meta>
</office:document-meta>
</file>